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3.023cm"/>
    </style:style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00cc33"/>
    </style:style>
    <style:style style:name="ce23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ackground-color="#0000cc"/>
    </style:style>
    <style:style style:name="ce25" style:family="table-cell" style:parent-style-name="Default">
      <style:table-cell-properties fo:background-color="#9933ff" fo:border="0.002cm solid #000000"/>
    </style:style>
    <style:style style:name="ce30" style:family="table-cell" style:parent-style-name="Default">
      <style:table-cell-properties fo:background-color="#0000cc" fo:border="0.002cm solid #000000"/>
    </style:style>
    <style:style style:name="ce31" style:family="table-cell" style:parent-style-name="Default">
      <style:table-cell-properties fo:background-color="#ffff00" fo:border="0.002cm solid #000000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4" style:family="table-cell" style:parent-style-name="Default">
      <style:table-cell-properties fo:background-color="#9933ff" fo:wrap-option="wrap" fo:border="0.002cm solid #000000"/>
    </style:style>
    <style:style style:name="ce35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ce19"/>
        <table:table-column table:style-name="co20" table:default-cell-style-name="ce8"/>
        <table:table-column table:style-name="co21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7" table:default-cell-style-name="ce8"/>
        <table:table-column table:style-name="co31" table:default-cell-style-name="ce8"/>
        <table:table-column table:style-name="co32" table:default-cell-style-name="ce8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number-columns-repeated="2"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5">
          <table:table-cell table:style-name="ce23" office:value-type="string">
            <text:p>Неделя</text:p>
          </table:table-cell>
          <table:table-cell table:style-name="ce23" table:formula="of:== ([.B9] + [.B10] + [.B11] + [.B12] + [.B13]) / 5" office:value-type="float" office:value="1">
            <text:p>1</text:p>
          </table:table-cell>
          <table:table-cell table:style-name="ce23" table:formula="of:== ([.C9] + [.C10] + [.C11] + [.C12] + [.C13]) / 5" office:value-type="float" office:value="1">
            <text:p>1</text:p>
          </table:table-cell>
          <table:table-cell table:style-name="ce23" table:formula="of:== ([.D9] + [.D10] + [.D11] + [.D12] + [.D13]) / 5" office:value-type="float" office:value="4.2">
            <text:p>4,2</text:p>
          </table:table-cell>
          <table:table-cell table:style-name="ce23" table:formula="of:== ([.E9] + [.E10] + [.E11] + [.E12] + [.E13]) / 5" office:value-type="float" office:value="2.2">
            <text:p>2,2</text:p>
          </table:table-cell>
          <table:table-cell table:style-name="ce23" table:formula="of:== ([.F9] + [.F10] + [.F11] + [.F12] + [.F13]) / 5" office:value-type="float" office:value="0.4">
            <text:p>0,4</text:p>
          </table:table-cell>
          <table:table-cell table:style-name="ce23" table:formula="of:== ([.G9] + [.G10] + [.G11] + [.G12] + [.G13]) / 5" office:value-type="float" office:value="0.4">
            <text:p>0,4</text:p>
          </table:table-cell>
          <table:table-cell table:style-name="ce23" table:formula="of:== ([.H9] + [.H10] + [.H11] + [.H12] + [.H13]) / 5" office:value-type="float" office:value="1">
            <text:p>1</text:p>
          </table:table-cell>
          <table:table-cell table:style-name="ce23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7">
            <text:p>17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 [.B16] + [.C16] + [.D16] + [.E16] + [.F16] + [.G16] + [.H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8">
            <text:p>18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 [.B17] + [.C17] + [.D17] + [.E17] + [.F17] + [.G17] + [.H1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9">
            <text:p>19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 [.B18] + [.C18] + [.D18] + [.E18] + [.F18] + [.G18] + [.H18]" office:value-type="float" office:value="12">
            <text:p>12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2"/>
        <table:table-column table:style-name="co35" table:number-columns-repeated="2" table:default-cell-style-name="ce32"/>
        <table:table-column table:style-name="co12" table:default-cell-style-name="ce33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25" office:value-type="string">
            <text:p>English (Видеоуроки)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5">
            <text:p>15</text:p>
          </table:table-cell>
          <table:table-cell table:style-name="ce25" table:formula="of:= ([.C12]/[.B12])*100" office:value-type="float" office:value="93.75">
            <text:p>93,75</text:p>
          </table:table-cell>
          <table:table-cell table:style-name="ce25" table:number-columns-repeated="7"/>
          <table:table-cell/>
        </table:table-row>
        <table:table-row table:style-name="ro6">
          <table:table-cell table:style-name="ce25" office:value-type="string">
            <text:p>Спорт 60 – 80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78">
            <text:p>78</text:p>
          </table:table-cell>
          <table:table-cell table:style-name="ce25" office:value-type="string">
            <text:p>&gt;10% <text:s/>&lt;25%</text:p>
          </table:table-cell>
          <table:table-cell table:style-name="ce34" office:value-type="string">
            <text:p>60 – 63 <text:s/>= 0/10%</text:p>
          </table:table-cell>
          <table:table-cell table:style-name="ce35" office:value-type="string">
            <text:p>64 – 67 = 10/25%</text:p>
          </table:table-cell>
          <table:table-cell table:style-name="ce35" office:value-type="string">
            <text:p>68 – 70 = 25/45%</text:p>
          </table:table-cell>
          <table:table-cell table:style-name="ce35" office:value-type="string">
            <text:p>71 – 73 = 45/65%</text:p>
          </table:table-cell>
          <table:table-cell table:style-name="ce35" office:value-type="string">
            <text:p>74 – 76 = 65/85%</text:p>
          </table:table-cell>
          <table:table-cell table:style-name="ce35" office:value-type="string">
            <text:p>77 – 80 = 85/100%</text:p>
          </table:table-cell>
          <table:table-cell table:style-name="ce35"/>
          <table:table-cell table:style-name="ce36"/>
        </table:table-row>
        <table:table-row table:style-name="ro1">
          <table:table-cell table:style-name="ce30" office:value-type="string">
            <text:p>Скидки</text:p>
          </table:table-cell>
          <table:table-cell table:number-columns-repeated="2" table:style-name="ce30" office:value-type="float" office:value="100">
            <text:p>100</text:p>
          </table:table-cell>
          <table:table-cell table:style-name="ce30" table:formula="of:= ([.C14]/[.B14])*100" office:value-type="float" office:value="100">
            <text:p>10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1" office:value-type="string">
            <text:p>Алгоритмы Кормен</text:p>
          </table:table-cell>
          <table:table-cell table:style-name="ce31" office:value-type="float" office:value="208">
            <text:p>208</text:p>
          </table:table-cell>
          <table:table-cell table:style-name="ce31" office:value-type="float" office:value="92">
            <text:p>92</text:p>
          </table:table-cell>
          <table:table-cell table:style-name="ce31" table:formula="of:= ([.C15]/[.B15])*100" office:value-type="float" office:value="44.2307692307692">
            <text:p>44,23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0" office:value-type="string">
            <text:p>Пакеты</text:p>
          </table:table-cell>
          <table:table-cell table:number-columns-repeated="2" table:style-name="ce30" office:value-type="float" office:value="100">
            <text:p>100</text:p>
          </table:table-cell>
          <table:table-cell table:style-name="ce30" table:formula="of:= ([.C16]/[.B16])*100" office:value-type="float" office:value="100">
            <text:p>10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5" office:value-type="string">
            <text:p>Загрузка Албрехт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95">
            <text:p>95</text:p>
          </table:table-cell>
          <table:table-cell table:style-name="ce25" table:formula="of:= ([.C17]/[.B17])*100" office:value-type="float" office:value="95">
            <text:p>95</text:p>
          </table:table-cell>
          <table:table-cell table:style-name="ce25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.04.2018</text:date>, <text:time>01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5H4M31S</meta:editing-duration>
    <meta:editing-cycles>96</meta:editing-cycles>
    <meta:generator>OpenOffice/4.1.2$Win32 OpenOffice.org_project/412m3$Build-9782</meta:generator>
    <dc:date>2018-04-20T01:17:41.56</dc:date>
    <meta:document-statistic meta:table-count="3" meta:cell-count="340" meta:object-count="0"/>
    <meta:user-defined meta:name="Info 1"/>
    <meta:user-defined meta:name="Info 2"/>
    <meta:user-defined meta:name="Info 3"/>
    <meta:user-defined meta:name="Info 4"/>
  </office:meta>
</office:document-meta>
</file>